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92446" officeooo:paragraph-rsid="00192446"/>
    </style:style>
    <style:style style:name="P2" style:family="paragraph" style:parent-style-name="Heading_20_2">
      <style:text-properties officeooo:rsid="00192446" officeooo:paragraph-rsid="00192446"/>
    </style:style>
    <style:style style:name="P3" style:family="paragraph" style:parent-style-name="Heading_20_3">
      <style:text-properties officeooo:rsid="00192446" officeooo:paragraph-rsid="00192446"/>
    </style:style>
    <style:style style:name="P4" style:family="paragraph" style:parent-style-name="Heading_20_4">
      <style:text-properties officeooo:paragraph-rsid="00192446"/>
    </style:style>
    <style:style style:name="P5" style:family="paragraph" style:parent-style-name="Text_20_body">
      <style:text-properties officeooo:rsid="00192446" officeooo:paragraph-rsid="00192446"/>
    </style:style>
    <style:style style:name="P6" style:family="paragraph" style:parent-style-name="Text_20_body">
      <style:text-properties officeooo:paragraph-rsid="00192446"/>
    </style:style>
    <style:style style:name="P7" style:family="paragraph" style:parent-style-name="Title">
      <style:text-properties officeooo:rsid="00192446" officeooo:paragraph-rsid="00192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is is the title</text:p>
      <text:h text:style-name="P1" text:outline-level="1">Heading 00</text:h>
      <text:h text:style-name="P2" text:outline-level="2">Subheading2</text:h>
      <text:h text:style-name="P3" text:outline-level="3">Subheading3</text:h>
      <text:h text:style-name="Heading_20_4" text:outline-level="4">Subheading4</text:h>
      <text:p text:style-name="P5">Text</text:p>
      <text:h text:style-name="P1" text:outline-level="1">Heading 01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02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03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<text:soft-page-break/>Heading 04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05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06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07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<text:soft-page-break/>Heading 08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09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10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11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<text:soft-page-break/>Heading 12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13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14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15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<text:soft-page-break/>Heading 16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17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18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h text:style-name="P1" text:outline-level="1">Heading 19</text:h>
      <text:h text:style-name="P2" text:outline-level="2">Subheading2</text:h>
      <text:h text:style-name="P3" text:outline-level="3">Subheading3</text:h>
      <text:h text:style-name="P4" text:outline-level="4">Subheading4</text:h>
      <text:p text:style-name="P5">Text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5:16:00.352733332</dc:date>
    <meta:editing-duration>PT3M38S</meta:editing-duration>
    <meta:editing-cycles>1</meta:editing-cycles>
    <meta:document-statistic meta:table-count="0" meta:image-count="0" meta:object-count="0" meta:page-count="5" meta:paragraph-count="101" meta:word-count="124" meta:character-count="957" meta:non-whitespace-character-count="934"/>
    <meta:generator>LibreOffice/7.6.4.1$Linux_X86_64 LibreOffice_project/60$Build-1</meta:generator>
  </office:meta>
</office:document-meta>
</file>